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lementProcessorFactory.createElementProcessor( final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ElementProcessorFactory.lookupElementProcessorProgenitor( final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ElementProcessorFactory.AbstractElementProcesso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lementProcessorFactory.constructElementProcessor( final Constructor progenito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AbstractElementProcessorFactory.createNewElementProcessorInstance( final Class progenito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bstractElementProcessorFactory.addElementProcessorProgenitor( final String name , final Object progenito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